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5453" officeooo:paragraph-rsid="001e5453"/>
    </style:style>
    <style:style style:name="P2" style:family="paragraph" style:parent-style-name="Standard">
      <style:text-properties officeooo:rsid="001e5453" officeooo:paragraph-rsid="001e5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s pour la soutenance :</text:p>
      <text:p text:style-name="P1"/>
      <text:p text:style-name="P1"><text:a xlink:type="simple" xlink:href="https://www.daf-mag.fr/DAF-Magazine/Article/Norsys-une-SSII-aux-aspirations-humanistes-44467-1.htm#50Fpd4LPDIUpzhoI.97" text:style-name="Internet_20_link" text:visited-style-name="Visited_20_Internet_20_Link">https://www.daf-mag.fr/DAF-Magazine/Article/Norsys-une-SSII-aux-aspirations-humanistes-44467-1.htm#50Fpd4LPDIUpzhoI.97</text:a></text:p>
      <text:p text:style-name="P1"/>
      <text:p text:style-name="P1"><text:a xlink:type="simple" xlink:href="https://www.norsys.fr/" text:style-name="Internet_20_link" text:visited-style-name="Visited_20_Internet_20_Link">https://www.norsys.fr/</text:a></text:p>
      <text:p text:style-name="P1"/>
      <text:p text:style-name="P1"><text:a xlink:type="simple" xlink:href="https://fr.wikipedia.org/wiki/Application_web_monopage" text:style-name="Internet_20_link" text:visited-style-name="Visited_20_Internet_20_Link">https://fr.wikipedia.org/wiki/Application_web_monopage</text:a></text:p>
      <text:p text:style-name="P1"/>
      <text:p text:style-name="P1"><text:a xlink:type="simple" xlink:href="https://orcn.fr/2017/03/28/turnover-dans-le-numerique/" text:style-name="Internet_20_link" text:visited-style-name="Visited_20_Internet_20_Link">https://orcn.fr/2017/03/28/turnover-dans-le-numerique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0:17:39.402532946</meta:creation-date>
    <dc:date>2019-01-14T10:46:38.771363089</dc:date>
    <meta:editing-duration>PT15M50S</meta:editing-duration>
    <meta:editing-cycles>2</meta:editing-cycles>
    <meta:generator>LibreOffice/6.0.6.2$Linux_X86_64 LibreOffice_project/00$Build-2</meta:generator>
    <meta:document-statistic meta:table-count="0" meta:image-count="0" meta:object-count="0" meta:page-count="1" meta:paragraph-count="5" meta:word-count="9" meta:character-count="274" meta:non-whitespace-character-count="270"/>
  </office:meta>
</office:document-meta>
</file>